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4cm" fo:min-width="1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1cm" fo:min-width="1.219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514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525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561cm" fo:min-width="1.571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99cm" fo:min-width="0.634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97cm" fo:min-width="2.902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27cm" fo:min-width="1.515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99cm" fo:min-width="0.837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none" draw:fill="none" fo:min-height="0.548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4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81cm" svg:height="2.496cm" svg:x="8.871cm" svg:y="4.045cm">
          <text:p text:style-name="P1"><text:span text:style-name="T1">generate</text:span></text:p>
          <text:p text:style-name="P1"><text:span text:style-name="T1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87cm" svg:x="13.624cm" svg:y="4.145cm">
          <text:p text:style-name="P2"><text:span text:style-name="T2">compile</text:span></text:p>
          <text:p text:style-name="P2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08cm" svg:y1="4.27cm" svg:x2="8.771cm" svg:y2="4.27cm">
          <text:p/>
        </draw:line>
        <draw:custom-shape draw:style-name="gr4" draw:text-style-name="P4" draw:layer="layout" svg:width="2.038cm" svg:height="0.539cm" svg:x="6.066cm" svg:y="3.9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8cm" svg:y1="5.025cm" svg:x2="8.771cm" svg:y2="5.025cm">
          <text:p/>
        </draw:line>
        <draw:line draw:style-name="gr3" draw:text-style-name="P3" draw:layer="layout" svg:x1="8.08cm" svg:y1="5.87cm" svg:x2="8.771cm" svg:y2="5.87cm">
          <text:p/>
        </draw:line>
        <draw:frame draw:style-name="gr5" draw:text-style-name="P6" draw:layer="layout" svg:width="2.322cm" svg:height="0.887cm" svg:x="5.515cm" svg:y="3.81cm">
          <draw:text-box>
            <text:p text:style-name="P5"><text:span text:style-name="T3">x.pil</text:span></text:p>
          </draw:text-box>
        </draw:frame>
        <draw:line draw:style-name="gr3" draw:text-style-name="P3" draw:layer="layout" svg:x1="11.074cm" svg:y1="5.17cm" svg:x2="11.588cm" svg:y2="5.179cm">
          <text:p/>
        </draw:line>
        <draw:custom-shape draw:style-name="gr6" draw:text-style-name="P4" draw:layer="layout" svg:width="2.049cm" svg:height="0.539cm" svg:x="6.055cm" svg:y="4.73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78cm" svg:height="0.569cm" svg:x="5.637cm" svg:y="4.736cm">
          <draw:text-box>
            <text:p text:style-name="P5"><text:span text:style-name="T3">x.starkInfo</text:span></text:p>
          </draw:text-box>
        </draw:frame>
        <draw:custom-shape draw:style-name="gr8" draw:text-style-name="P4" draw:layer="layout" svg:width="2.095cm" svg:height="0.835cm" svg:x="6.009cm" svg:y="5.57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731cm" svg:height="1.205cm" svg:x="5.647cm" svg:y="5.367cm">
          <draw:text-box>
            <text:p text:style-name="P5"><text:span text:style-name="T3">x.verkey</text:span></text:p>
            <text:p text:style-name="P5"><text:span text:style-name="T3">(constRoot)</text:span></text:p>
          </draw:text-box>
        </draw:frame>
        <draw:line draw:style-name="gr3" draw:text-style-name="P3" draw:layer="layout" svg:x1="13.088cm" svg:y1="5.17cm" svg:x2="13.602cm" svg:y2="5.179cm">
          <text:p/>
        </draw:line>
        <draw:custom-shape draw:style-name="gr10" draw:text-style-name="P7" draw:layer="layout" svg:width="1.158cm" svg:height="0.473cm" svg:x="16.119cm" svg:y="4.89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101cm" svg:height="0.887cm" svg:x="10.764cm" svg:y="4.673cm">
          <draw:text-box>
            <text:p text:style-name="P5"><text:span text:style-name="T3">y.circom</text:span></text:p>
          </draw:text-box>
        </draw:frame>
        <draw:line draw:style-name="gr3" draw:text-style-name="P3" draw:layer="layout" svg:x1="15.582cm" svg:y1="5.144cm" svg:x2="16.096cm" svg:y2="5.153cm">
          <text:p/>
        </draw:line>
        <draw:frame draw:style-name="gr5" draw:text-style-name="P6" draw:layer="layout" svg:width="3.916cm" svg:height="0.887cm" svg:x="7.929cm" svg:y="2.63cm">
          <draw:text-box>
            <text:p text:style-name="P5"><text:span text:style-name="T3">stark_verifier.circom.ejs</text:span></text:p>
          </draw:text-box>
        </draw:frame>
        <draw:custom-shape draw:style-name="gr11" draw:text-style-name="P7" draw:layer="layout" svg:width="3.426cm" svg:height="0.771cm" svg:x="8.2cm" svg:y="2.7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02cm" svg:y1="3.486cm" svg:x2="9.902cm" svg:y2="4.048cm">
          <text:p/>
        </draw:line>
        <draw:custom-shape draw:style-name="gr12" draw:text-style-name="P8" draw:layer="layout" svg:width="2.039cm" svg:height="0.601cm" svg:x="13.736cm" svg:y="6.72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363cm" svg:height="0.569cm" svg:x="13.577cm" svg:y="6.716cm">
          <draw:text-box>
            <text:p text:style-name="P5"><text:span text:style-name="T3">y.witnesscalc</text:span></text:p>
          </draw:text-box>
        </draw:frame>
        <draw:line draw:style-name="gr3" draw:text-style-name="P3" draw:layer="layout" svg:x1="14.626cm" svg:y1="6.15cm" svg:x2="14.626cm" svg:y2="6.7cm">
          <text:p/>
        </draw:line>
        <draw:custom-shape draw:style-name="gr13" draw:text-style-name="P7" draw:layer="layout" svg:width="1.361cm" svg:height="0.473cm" draw:transform="skewX (0.0106465084371654) rotate (0.0108210413623648) translate (11.639cm 4.917cm)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447cm" svg:height="0.887cm" svg:x="15.448cm" svg:y="4.671cm">
          <draw:text-box>
            <text:p text:style-name="P5"><text:span text:style-name="T3">y.r1cs</text:span></text:p>
          </draw:text-box>
        </draw:frame>
        <draw:frame draw:style-name="gr14" draw:text-style-name="P9" draw:layer="layout" svg:width="2.54cm" svg:height="0.798cm" svg:x="6.15cm" svg:y="6.557cm">
          <draw:text-box>
            <text:p><text:span text:style-name="T4">STARK</text:span><text:span text:style-name="T5">x</text:span></text:p>
          </draw:text-box>
        </draw:frame>
        <draw:frame draw:style-name="gr14" draw:text-style-name="P9" draw:layer="layout" svg:width="0.85cm" svg:height="0.798cm" svg:x="11.85cm" svg:y="6.557cm">
          <draw:text-box>
            <text:p><text:span text:style-name="T4">C</text:span><text:span text:style-name="T5">y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54M21S</meta:editing-duration>
    <meta:editing-cycles>38</meta:editing-cycles>
    <meta:generator>LibreOffice/7.3.7.2$Linux_X86_64 LibreOffice_project/30$Build-2</meta:generator>
    <dc:date>2023-01-22T18:42:38.381212317</dc:date>
    <meta:document-statistic meta:object-count="49"/>
  </office:meta>
</office:document-meta>
</file>